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tisticImpl.TimeStatisticImpl(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Impl.setParent( TimeStatisticImpl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Impl.getMax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Impl.getAveragePerSeco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meStatisticImpl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Impl.getAverage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StatisticImpl.addTi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imeStatisticImpl.addTime( long ti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imeStatisticImpl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Impl.TimeStatisticImpl( String name , String unit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Impl.getAverageTimeExcludingMin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StatisticImpl.appendFieldDescription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imeStatisticImpl.TimeStatisticImpl( TimeStatisticImpl parent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StatisticImpl.getAveragePerSecondExcludingMin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meStatisticImpl.getTota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Impl.getMi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